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2a73b"/>
    </style:style>
    <style:style style:name="T2" style:family="text">
      <style:text-properties officeooo:rsid="00047b9e"/>
    </style:style>
    <style:style style:name="T3" style:family="text">
      <style:text-properties officeooo:rsid="000649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BR9xRhZS3X6qF8PI7edN3mWnNVFFUq3KLF52 <text:span text:style-name="T1">=&gt; </text:span><text:span text:style-name="T2">ABCD </text:span><text:span text:style-name="T3">WXYZ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2:27:50.126642468</meta:creation-date>
    <dc:date>2023-12-04T15:29:57.695877604</dc:date>
    <meta:editing-duration>PT8M40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" meta:word-count="4" meta:character-count="53" meta:non-whitespace-character-count="50"/>
  </office:meta>
</office:document-meta>
</file>